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E000001BC34A0FE301F33BAD5.png" manifest:media-type="image/png"/>
  <manifest:file-entry manifest:full-path="Pictures/10000201000003050000017A7057D2D5011EB7CE.png" manifest:media-type="image/png"/>
  <manifest:file-entry manifest:full-path="Pictures/10000201000003FA000002C3B81FAFEB57030BA2.png" manifest:media-type="image/png"/>
  <manifest:file-entry manifest:full-path="Pictures/1000020100000222000002AA7F9E04C17BB074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523" officeooo:paragraph-rsid="0011f5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1.277cm" svg:y="-0.233cm" svg:width="14.446cm" svg:height="18.045cm" draw:z-index="0"><draw:image xlink:href="Pictures/1000020100000222000002AA7F9E04C17BB0743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" text:anchor-type="char" svg:width="17cm" svg:height="11.806cm" draw:z-index="1"><draw:image xlink:href="Pictures/10000201000003FA000002C3B81FAFEB57030BA2.png" xlink:type="simple" xlink:show="embed" xlink:actuate="onLoad" draw:mime-type="image/png"/></draw:frame><text:soft-page-break/></text:p>
      <text:p text:style-name="P1"/>
      <text:p text:style-name="P1"><draw:frame draw:style-name="fr2" draw:name="Image3" text:anchor-type="char" svg:width="17cm" svg:height="8.313cm" draw:z-index="2"><draw:image xlink:href="Pictures/10000201000003050000017A7057D2D5011EB7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9.273cm" draw:z-index="3"><draw:image xlink:href="Pictures/100002010000032E000001BC34A0FE301F33BAD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19:59:16.740654356</meta:creation-date>
    <meta:editing-duration>PT8M56S</meta:editing-duration>
    <meta:editing-cycles>2</meta:editing-cycles>
    <meta:generator>LibreOffice/7.1.4.2$Linux_X86_64 LibreOffice_project/a529a4fab45b75fefc5b6226684193eb000654f6</meta:generator>
    <dc:date>2021-08-23T20:28:25.120630975</dc:date>
    <meta:document-statistic meta:table-count="0" meta:image-count="4" meta:object-count="0" meta:page-count="3" meta:paragraph-count="0" meta:word-count="0" meta:character-count="0" meta:non-whitespace-character-count="0"/>
  </office:meta>
</office:document-meta>
</file>